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16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5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voice: mouth: 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,not: king,master, crown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praise: mouth,said,speak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: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ba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,few: war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fly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: chain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mountain: people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Cross: person: mouth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wine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Day land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: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tomb: house: dead: not,no: heart: village: many: neighbor: house: near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according_to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eal: hand: health: happy,joy: face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Bad: no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quiet: 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Black: color: moon: land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Man: black: color: moon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ledge,know: no: land,ground,earth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eye: to,forward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Sy: 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: chain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blind: no,not: see,ey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desire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: near: 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Hei: 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beginning,start: person: village: many: neighbor: house: near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: house: 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bad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face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: afraid,fear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eavy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crucify: knife,cut: person: kill,destroy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cloak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bad: not,no: good: hot,fire,heat: village: many: neighbor: house: 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crown,lord: appointed: call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east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sleep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story;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forward;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promise: mouth,said,speak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night,moon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Land: man: all: moon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Sad tree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call: mouth,said,speak: near: pers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judge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_speed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plant,tree,wood: small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future: time: to,forward: children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power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row: up: seed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together(people)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ed: big: praise: mouth,said,speak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no: chain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forward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face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Woman: profit: money: many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very: straight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: good: measure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jump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good help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Grow: up: seed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: neighbor: house: 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;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; fa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wheat,grain: small,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bad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OT: 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: 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ask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ask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ad: birth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: fac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sav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enarius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no: wine: cup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man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village: many: neighbor: house: near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appointed: call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2T18:39:24.348000000</dc:date>
    <meta:editing-duration>PT1M25S</meta:editing-duration>
    <meta:editing-cycles>1</meta:editing-cycles>
    <meta:document-statistic meta:table-count="1" meta:cell-count="7936" meta:object-count="0"/>
    <meta:generator>LibreOffice/6.3.4.2$Windows_X86_64 LibreOffice_project/60da17e045e08f1793c57c00ba83cdfce946d0aa</meta:generator>
  </office:meta>
</office:document-meta>
</file>